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714" calcext:value-type="float">
            <text:p>7.5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3172" calcext:value-type="float">
            <text:p>7.8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886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0" meta:object-count="0"/>
    <meta:user-defined meta:name="AppVersion">3.0</meta:user-defined>
  </office:meta>
</office:document-meta>
</file>